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14ec6" officeooo:paragraph-rsid="00114ec6"/>
    </style:style>
    <style:style style:name="P2" style:family="paragraph" style:parent-style-name="Standard">
      <style:text-properties style:font-name="Liberation Serif" fo:font-weight="bold" officeooo:rsid="0012c2c5" officeooo:paragraph-rsid="0012c2c5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1a745f" officeooo:paragraph-rsid="001a745f" style:font-weight-asian="bold" style:font-weight-complex="bold"/>
    </style:style>
    <style:style style:name="P4" style:family="paragraph" style:parent-style-name="Standard">
      <style:text-properties style:font-name="Liberation Serif" officeooo:rsid="000f19cd" officeooo:paragraph-rsid="000f19cd"/>
    </style:style>
    <style:style style:name="P5" style:family="paragraph" style:parent-style-name="Standard">
      <style:text-properties style:font-name="Liberation Serif" officeooo:rsid="0016cda3" officeooo:paragraph-rsid="0016cda3"/>
    </style:style>
    <style:style style:name="P6" style:family="paragraph" style:parent-style-name="Standard">
      <style:text-properties style:font-name="Liberation Serif" fo:font-weight="bold" officeooo:rsid="0011011f" officeooo:paragraph-rsid="000f19cd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11011f" officeooo:paragraph-rsid="0019a5cd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11011f" officeooo:paragraph-rsid="0016cda3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1731ab" officeooo:paragraph-rsid="000f19cd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12c2c5" officeooo:paragraph-rsid="0012c2c5" style:font-weight-asian="bold" style:font-weight-complex="bold"/>
    </style:style>
    <style:style style:name="P11" style:family="paragraph" style:parent-style-name="Standard">
      <style:text-properties style:font-name="Liberation Serif" officeooo:rsid="001dcd92" officeooo:paragraph-rsid="001dcd92"/>
    </style:style>
    <style:style style:name="P12" style:family="paragraph" style:parent-style-name="Standard">
      <style:text-properties style:font-name="Liberation Serif" officeooo:rsid="0021f650" officeooo:paragraph-rsid="0021f650"/>
    </style:style>
    <style:style style:name="P13" style:family="paragraph" style:parent-style-name="Standard">
      <style:text-properties style:font-name="Liberation Serif" fo:language="en" fo:country="US" officeooo:rsid="0021f650" officeooo:paragraph-rsid="0021f650"/>
    </style:style>
    <style:style style:name="P14" style:family="paragraph" style:parent-style-name="Standard">
      <style:text-properties officeooo:paragraph-rsid="0012c2c5"/>
    </style:style>
    <style:style style:name="P15" style:family="paragraph" style:parent-style-name="Standard">
      <style:text-properties officeooo:paragraph-rsid="0019a5cd"/>
    </style:style>
    <style:style style:name="P16" style:family="paragraph" style:parent-style-name="Standard">
      <style:text-properties officeooo:paragraph-rsid="000f19cd"/>
    </style:style>
    <style:style style:name="P17" style:family="paragraph" style:parent-style-name="Standard">
      <style:text-properties officeooo:rsid="0021f650" officeooo:paragraph-rsid="0021f6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011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011f" style:font-weight-asian="normal" style:font-weight-complex="normal"/>
    </style:style>
    <style:style style:name="T5" style:family="text">
      <style:text-properties fo:font-weight="normal" officeooo:rsid="0012c2c5" style:font-weight-asian="normal" style:font-weight-complex="normal"/>
    </style:style>
    <style:style style:name="T6" style:family="text">
      <style:text-properties fo:font-weight="normal" officeooo:rsid="001e3116" style:font-weight-asian="normal" style:font-weight-complex="normal"/>
    </style:style>
    <style:style style:name="T7" style:family="text">
      <style:text-properties fo:font-weight="normal" officeooo:rsid="00200c2c" style:font-weight-asian="normal" style:font-weight-complex="normal"/>
    </style:style>
    <style:style style:name="T8" style:family="text">
      <style:text-properties fo:language="en" fo:country="US" fo:font-weight="normal" officeooo:rsid="00200c2c" style:font-weight-asian="normal" style:font-weight-complex="normal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21f650" style:font-weight-asian="bold" style:font-weight-complex="bold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font-weight="normal" officeooo:rsid="001731ab" style:font-weight-asian="normal" style:font-weight-complex="normal"/>
    </style:style>
    <style:style style:name="T13" style:family="text">
      <style:text-properties fo:language="ru" fo:country="RU" fo:font-weight="normal" officeooo:rsid="001bc899" style:font-weight-asian="normal" style:font-weight-complex="normal"/>
    </style:style>
    <style:style style:name="T14" style:family="text">
      <style:text-properties fo:language="ru" fo:country="RU" fo:font-weight="normal" officeooo:rsid="00200c2c" style:font-weight-asian="normal" style:font-weight-complex="normal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language="ru" fo:country="RU" fo:font-weight="bold" officeooo:rsid="0012c2c5" style:font-weight-asian="bold" style:font-weight-complex="bold"/>
    </style:style>
    <style:style style:name="T17" style:family="text">
      <style:text-properties style:font-name="Liberation Serif" fo:language="ru" fo:country="RU" fo:font-weight="normal" officeooo:rsid="001a745f" style:font-weight-asian="normal" style:font-weight-complex="normal"/>
    </style:style>
    <style:style style:name="T18" style:family="text">
      <style:text-properties style:font-name="Liberation Serif" fo:language="ru" fo:country="RU" fo:font-weight="normal" officeooo:rsid="00141f3e" style:font-weight-asian="normal" style:font-weight-complex="normal"/>
    </style:style>
    <style:style style:name="T19" style:family="text">
      <style:text-properties style:font-name="Liberation Serif" fo:language="ru" fo:country="RU" fo:font-weight="normal" officeooo:rsid="00200c2c" style:font-weight-asian="normal" style:font-weight-complex="normal"/>
    </style:style>
    <style:style style:name="T20" style:family="text">
      <style:text-properties style:font-name="Liberation Serif" fo:language="ru" fo:country="RU" fo:font-weight="normal" officeooo:rsid="0015f132" style:font-weight-asian="normal" style:font-weight-complex="normal"/>
    </style:style>
    <style:style style:name="T21" style:family="text">
      <style:text-properties style:font-name="Liberation Serif" fo:language="ru" fo:country="RU" fo:font-weight="normal" officeooo:rsid="001731ab" style:font-weight-asian="normal" style:font-weight-complex="normal"/>
    </style:style>
    <style:style style:name="T22" style:family="text">
      <style:text-properties style:font-name="Liberation Serif" fo:language="en" fo:country="US" fo:font-weight="normal" officeooo:rsid="0015f132" style:font-weight-asian="normal" style:font-weight-complex="normal"/>
    </style:style>
    <style:style style:name="T23" style:family="text">
      <style:text-properties style:font-name="Liberation Serif" fo:font-weight="bold" style:font-weight-asian="bold" style:font-weight-complex="bold"/>
    </style:style>
    <style:style style:name="T24" style:family="text">
      <style:text-properties style:font-name="Liberation Serif" fo:font-weight="bold" officeooo:rsid="0011011f" style:font-weight-asian="bold" style:font-weight-complex="bold"/>
    </style:style>
    <style:style style:name="T25" style:family="text">
      <style:text-properties style:font-name="Liberation Serif" fo:font-weight="bold" officeooo:rsid="001731ab" style:font-weight-asian="bold" style:font-weight-complex="bold"/>
    </style:style>
    <style:style style:name="T26" style:family="text">
      <style:text-properties style:font-name="Liberation Serif" fo:font-weight="bold" officeooo:rsid="0018fcb7" style:font-weight-asian="bold" style:font-weight-complex="bold"/>
    </style:style>
    <style:style style:name="T27" style:family="text">
      <style:text-properties style:font-name="Liberation Serif" fo:font-weight="normal" officeooo:rsid="0011011f" style:font-weight-asian="normal" style:font-weight-complex="normal"/>
    </style:style>
    <style:style style:name="T28" style:family="text">
      <style:text-properties style:font-name="Liberation Serif" fo:font-weight="normal" officeooo:rsid="0018fcb7" style:font-weight-asian="normal" style:font-weight-complex="normal"/>
    </style:style>
    <style:style style:name="T29" style:family="text">
      <style:text-properties style:font-name="Liberation Serif" fo:font-weight="normal" officeooo:rsid="00200c2c" style:font-weight-asian="normal" style:font-weight-complex="normal"/>
    </style:style>
    <style:style style:name="T30" style:family="text">
      <style:text-properties style:font-name="Liberation Serif" fo:font-weight="normal" officeooo:rsid="0019a5cd" style:font-weight-asian="normal" style:font-weight-complex="normal"/>
    </style:style>
    <style:style style:name="T31" style:family="text">
      <style:text-properties style:font-name="Liberation Serif" fo:font-weight="normal" officeooo:rsid="0016cda3" style:font-weight-asian="normal" style:font-weight-complex="normal"/>
    </style:style>
    <style:style style:name="T32" style:family="text">
      <style:text-properties style:font-name="Liberation Serif" fo:font-weight="normal" officeooo:rsid="0015f132" style:font-weight-asian="normal" style:font-weight-complex="normal"/>
    </style:style>
    <style:style style:name="T33" style:family="text">
      <style:text-properties style:font-name="Liberation Serif" officeooo:rsid="0011011f"/>
    </style:style>
    <style:style style:name="T34" style:family="text">
      <style:text-properties style:font-name="Liberation Serif" officeooo:rsid="000f19cd"/>
    </style:style>
    <style:style style:name="T35" style:family="text">
      <style:text-properties style:font-name="Liberation Serif" officeooo:rsid="0018fcb7"/>
    </style:style>
    <style:style style:name="T36" style:family="text">
      <style:text-properties style:font-name="Liberation Serif" officeooo:rsid="0021f6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1: </text:span><text:span text:style-name="T4">Создание мобильного приложения «Решение химических уравнений»</text:span></text:p>
      <text:p text:style-name="P11"><text:span text:style-name="T10"/></text:p>
      <text:p text:style-name="P11"><text:span text:style-name="T10">2</text:span><text:span text:style-name="T2">: </text:span><text:span text:style-name="T4">В последние десятилетия происходит стремительная информатизация всех сторон жизни общества. Появилась возможность обучаться, используя различные программы на телефонах, компьютерах и других электронных устройствах. Очень популярны приложения, процесс использования быстр и прост. На данный момент в интернет магазине мобильных приложений «Play Market» нет приложения, которое анализируя фотографию, сделанную с помощью камеры смартфона, решает химическое уравнение, изображённое на ней. В ходе своей работы я создал мобильное приложение, которое решает химические уравнения, изображённые на фотографиях</text:span></text:p>
      <text:p text:style-name="P11"><text:span text:style-name="T4"/></text:p>
      <text:p text:style-name="P12"><text:span text:style-name="T9">3</text:span><text:span text:style-name="T2">: </text:span><text:span text:style-name="T4">создание мобильного приложения, которое способно решать химические уравнения, изображённые на фотографии</text:span></text:p>
      <text:p text:style-name="P12"><text:span text:style-name="T4"/></text:p>
      <text:p text:style-name="P1"><text:span text:style-name="T2">4: </text:span><text:span text:style-name="T6">Данное приложение имеет 2 активности: калькулятор химических уравнений и собственно камера. Пользователь делает фотографию, обрезает её, а затем отправляет в активность калькулятора, где уравнение решается, используя базу данных уравнений. </text:span><text:span text:style-name="T3">Сделав фотографию, приложение должно извле</text:span><text:span text:style-name="T6">кает</text:span><text:span text:style-name="T3"> из него данные. Сначала изображение обрабатывается монохромным фильтром, после чего происходит нахождение контуров символов </text:span><text:span text:style-name="T5">и деление их на отдельные изображения.</text:span></text:p>
      <text:p text:style-name="P2"/>
      <text:p text:style-name="P2">5: <text:span text:style-name="T6">После обработки фотографии, разделённые изображения символов </text:span><text:span text:style-name="T7">по отдельности классифицируются с помощью свёрточной нейронной сети. </text:span><text:span text:style-name="T3">Задача классификации изображений — это приём начального изображения и вывод его класса или группы вероятных классов, которая лучше всего характеризует изображение.</text:span> <text:span text:style-name="T11">Классификацией символов на изображении занимается свёрточная нейронная сеть основной идеей которой является выделение основных признаков исходного изображения и преобразовании их в вектор, который может обработать полносвязная нейронная сеть.</text:span></text:p>
      <text:p text:style-name="P3"><text:span text:style-name="T11">Задача свёрточного слоя — уменьшить размер изображения, сохранив при этом количество информации содержащееся в исходном изображении. Задача полносвязной нейронной сети — проанализировать вывод свёрточных нейронных слоёв и </text:span><text:span text:style-name="T13">вывести класс изображения</text:span><text:span text:style-name="T11">. </text:span><text:span text:style-name="T14">Вывод каждого нейрона является произведением исходной матрицы на матрицу весов. Обучение — процесс подбора таких матриц весов, что-бы на выходе получить требуемый вывод.</text:span></text:p>
      <text:p text:style-name="P14"><text:span text:style-name="T16"/></text:p>
      <text:p text:style-name="P14"><text:span text:style-name="T16">6: </text:span><text:span text:style-name="T17">Для обучения нейронной сети требуются данные, на которых эта нейронная сеть будет учиться. Поэтому</text:span><text:span text:style-name="T18"> я подготовил датасет чисел и символов латиницы. </text:span><text:span text:style-name="T19">Данные делятся на</text:span><text:span text:style-name="T22"> 180 000</text:span><text:span text:style-name="T20"> изображений, которые д</text:span><text:span text:style-name="T19">елятся</text:span><text:span text:style-name="T20"> на выборку для тренировки, </text:span><text:span text:style-name="T21">проверки</text:span><text:span text:style-name="T20"> и теста. </text:span></text:p>
      <text:p text:style-name="P6"/>
      <text:p text:style-name="P15"><text:span text:style-name="T24">7:</text:span><text:span text:style-name="T27"> </text:span><text:span text:style-name="T28"><text:s/></text:span><text:span text:style-name="T29">Архитектура нейронной сети — это совокупность гиперпаметров, которые определяют строение и качество работы нейронной сети. </text:span><text:span text:style-name="T28">Например, гиперпараметрами являются: количество слоёв модели, </text:span><text:span text:style-name="T30">м</text:span><text:span text:style-name="T29">атриц весов,</text:span><text:span text:style-name="T30"> скорость обучения и.т.д. </text:span><text:span text:style-name="T31">Модель</text:span><text:span text:style-name="T32"> состоит из 3 свёрточных слоёв и 1 полносвязного. Скорость обучения равна 1 стотысячной. Все гиперпараметры был подобраны экспериментальным способом.</text:span></text:p>
      <text:p text:style-name="P6"/>
      <text:p text:style-name="P5"><text:span text:style-name="T2">8: </text:span><text:span text:style-name="T12">На слайде представлен график обучения модели, где зелёная линия — ошибка классификации на тренировочных данных, а синяя линия — ошибка классификации на проверочных данных</text:span><text:span text:style-name="T14">, где ось </text:span><text:span text:style-name="T8">x – </text:span><text:span text:style-name="T14">кол-во эпох, а </text:span><text:span text:style-name="T8">y – </text:span><text:span text:style-name="T14">ошибка классификации</text:span><text:span text:style-name="T12">. Точность на тестовой выборке составила 72 процента.</text:span></text:p>
      <text:p text:style-name="P6"/>
      <text:p text:style-name="P9"/>
      <text:p text:style-name="P9"/>
      <text:p text:style-name="P16"><text:soft-page-break/><text:span text:style-name="T25">9</text:span><text:span text:style-name="T24">:</text:span><text:span text:style-name="T33"> </text:span><text:span text:style-name="T34">П</text:span><text:span text:style-name="T36">ри решении химических уравнений используется</text:span><text:span text:style-name="T34"> баз</text:span><text:span text:style-name="T36">а</text:span><text:span text:style-name="T34"> данных, в которой имеются 25 тысяч уравнений, каждой из которых соответствует 3 колонки: идентификатор уравнения, левая часть уравнения и правая часть уравнения. </text:span><text:span text:style-name="T35">Вывод формируется путём вывода полей объекта уравнения.</text:span></text:p>
      <text:p text:style-name="P16"><text:span text:style-name="T35"/></text:p>
      <text:p text:style-name="P17"><text:span text:style-name="T26">1</text:span><text:span text:style-name="T23">0:</text:span><text:span text:style-name="T15"> Создано мобильное приложение задачей которого является решение химических уравнений, распознаваемых с помощью нейросетевого подхода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23:33:13.442000000</meta:creation-date>
    <dc:date>2019-11-11T00:55:57.331000000</dc:date>
    <meta:editing-duration>PT16M19S</meta:editing-duration>
    <meta:editing-cycles>3</meta:editing-cycles>
    <meta:generator>LibreOffice/6.3.2.2$Windows_x86 LibreOffice_project/98b30e735bda24bc04ab42594c85f7fd8be07b9c</meta:generator>
    <meta:document-statistic meta:table-count="0" meta:image-count="0" meta:object-count="0" meta:page-count="2" meta:paragraph-count="11" meta:word-count="433" meta:character-count="3504" meta:non-whitespace-character-count="3071"/>
  </office:meta>
</office:document-meta>
</file>